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MPIRE CAYRA, FELICIANO FAUSTO</text:p>
            <text:p text:style-name="P5"><text:span text:style-name="T15">Dni</text:span><text:span text:style-name="T14">:4040094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MPIRE CAYRA, FELICIANO FAUS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2000</text:p>
            <text:p text:style-name="P16"/>
          </table:table-cell>
        </table:table-row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2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.</text:span><text:span text:style-name="T5"> </text:span></text:p>
          </table:table-cell>
          <table:table-cell table:style-name="Tabla3.A2" office:value-type="string">
            <text:p text:style-name="P6"><text:span text:style-name="T11">50764210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ROBERT CARRASCO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5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2:56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